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mod.checkConfigura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hmod.setCommand( Commandline cmd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mod.execu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hmod.setProject(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mod.setSkipEmptyFilesets( boolean sk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mod.setIncludes( String inclu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mod.setAddsourcefil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mod.createPattern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mod.setExecutable( String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mod.Chm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mod.setPerm( String p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mod.createExclu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mod.setFile( File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mod.createInclu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mod.setExcludes( String exclu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mod.isValidO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mod.setDefaultexcludes( boolean useDefaultExclu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mod.setDir( File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